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0006in" text:min-label-width="0.1958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150%"/>
      <style:text-properties style:font-name="Arial" style:font-name-complex="Arial" fo:font-weight="bold" style:font-weight-asian="bold"/>
    </style:style>
    <style:style style:name="P5" style:parent-style-name="Normal" style:family="paragraph">
      <style:paragraph-properties fo:text-align="center" fo:line-height="150%"/>
    </style:style>
    <style:style style:name="T6" style:parent-style-name="Standardskrifttypeiafsni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line-height="150%"/>
      <style:text-properties style:font-name="Arial" style:font-name-complex="Arial" fo:font-weight="bold" style:font-weight-asian="bold"/>
    </style:style>
    <style:style style:name="P8" style:parent-style-name="Normal" style:family="paragraph">
      <style:paragraph-properties fo:line-height="150%"/>
      <style:text-properties style:font-name="Arial" style:font-name-complex="Arial" fo:font-weight="bold" style:font-weight-asian="bold"/>
    </style:style>
    <style:style style:name="P9" style:parent-style-name="Normal" style:family="paragraph">
      <style:paragraph-properties fo:line-height="150%"/>
    </style:style>
    <style:style style:name="T10" style:parent-style-name="Standardskrifttypeiafsnit" style:family="text">
      <style:text-properties style:font-name="Arial" style:font-name-complex="Arial"/>
    </style:style>
    <style:style style:name="T11" style:parent-style-name="Standardskrifttypeiafsnit" style:family="text">
      <style:text-properties style:font-name="Arial"/>
    </style:style>
    <style:style style:name="T12" style:parent-style-name="Standardskrifttypeiafsnit" style:family="text">
      <style:text-properties style:font-name="Arial" style:font-name-complex="Arial"/>
    </style:style>
    <style:style style:name="P13" style:parent-style-name="Normal" style:family="paragraph">
      <style:paragraph-properties fo:line-height="150%"/>
      <style:text-properties style:font-name="Arial" style:font-name-complex="Arial"/>
    </style:style>
    <style:style style:name="P14" style:parent-style-name="Normal" style:family="paragraph">
      <style:paragraph-properties fo:line-height="150%"/>
      <style:text-properties style:font-name="Arial" style:font-name-complex="Arial"/>
    </style:style>
    <style:style style:name="P15" style:parent-style-name="Normal" style:family="paragraph">
      <style:paragraph-properties fo:line-height="150%"/>
      <style:text-properties style:font-name="Arial" style:font-name-complex="Arial" fo:font-weight="bold" style:font-weight-asian="bold"/>
    </style:style>
    <style:style style:name="P16" style:parent-style-name="Normal" style:family="paragraph">
      <style:paragraph-properties fo:line-height="150%"/>
      <style:text-properties style:font-name="Arial" style:font-name-complex="Arial" fo:font-weight="bold" style:font-weight-asian="bold"/>
    </style:style>
    <style:style style:name="P17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18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19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20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21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22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23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24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25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26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27" style:parent-style-name="Normal" style:family="paragraph">
      <style:paragraph-properties fo:line-height="150%"/>
      <style:text-properties style:font-name="Arial" style:font-name-complex="Arial"/>
    </style:style>
    <style:style style:name="P28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29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30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31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32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33" style:parent-style-name="Listeafsnit" style:list-style-name="LFO1" style:family="paragraph">
      <style:paragraph-properties fo:line-height="150%" fo:margin-left="0.5in" fo:text-indent="0in">
        <style:tab-stops/>
      </style:paragraph-properties>
      <style:text-properties style:font-name="Arial" style:font-name-complex="Arial"/>
    </style:style>
    <style:style style:name="P34" style:parent-style-name="Listeafsnit" style:family="paragraph">
      <style:paragraph-properties fo:line-height="150%" fo:margin-left="1.4055in" fo:text-indent="0.4055in">
        <style:tab-stops/>
      </style:paragraph-properties>
      <style:text-properties style:font-name="Arial" style:font-name-complex="Arial"/>
    </style:style>
  </office:automatic-styles>
  <office:body>
    <office:text text:use-soft-page-breaks="true">
      <text:p text:style-name="P1"/>
      <text:p text:style-name="P5"><text:span text:style-name="T6">Gruppe 3</text:span></text:p>
      <text:p text:style-name="P7"/>
      <text:p text:style-name="P8">Vision</text:p>
      <text:p text:style-name="P9"><text:span text:style-name="T10">Fremtidsvisionen for RoboGO er at bestræbe sig på at blive førende indenfor a</text:span><text:span text:style-name="T11">utomatisering</text:span><text:span text:style-name="T12"><text:s/>og dermed give bedre arbejdsvilkår og økonomi ved at forhøje effektiviseringen.</text:span></text:p>
      <text:p text:style-name="P13"/>
      <text:p text:style-name="P14">Vores underafdeling vil bistå virksomheden ved at implementere løsninger, der kan højne virksomhedens effektivitet og produktivitet. Endvidere er<text:s/>betydningen af vores bidrag til virksomheden, at der vil være optimering blandt andet i produktionsøjemed.<text:s/></text:p>
      <text:p text:style-name="P15"/>
      <text:p text:style-name="P16">Risk List</text:p>
      <text:list text:style-name="LFO1" text:continue-numbering="true">
        <text:list-item>
          <text:p text:style-name="P17">Komponenter fra underleverandør ankommer for sent. Dermed kan produktet ikke færdiggøres til<text:s/>den aftalte deadline.<text:s/></text:p>
          <text:list text:continue-numbering="true">
            <text:list-item>
              <text:p text:style-name="P18">Løsning:<text:s/>Finde en anden underleverandør<text:s/>eller (hvis muligt) finde en anden komponent, der kan erstatte den ikke-leverede komponent.</text:p>
            </text:list-item>
          </text:list>
        </text:list-item>
        <text:list-item>
          <text:p text:style-name="P19">Der<text:s/>kan ske fejl under produktions- eller udviklingsprocessen. Filer kan forsvinde, eller der kan ske fejl under samlingen af produktet.</text:p>
          <text:list text:continue-numbering="true">
            <text:list-item>
              <text:p text:style-name="P20">Løsning: I tilfælde af forsvundne filer må vi gå tilbage i historikken i for eksempel GitHub eller<text:s/>en lokal backup og finde en tidligere udgave.</text:p>
            </text:list-item>
          </text:list>
        </text:list-item>
        <text:list-item>
          <text:p text:style-name="P21">Underleverandører kan gå konkurs pga. verserende finanskrise. Dermed kan komponentdele ikke leveres.</text:p>
          <text:list text:continue-numbering="true">
            <text:list-item>
              <text:p text:style-name="P22">Løsning: Se punkt 1a.</text:p>
            </text:list-item>
          </text:list>
        </text:list-item>
        <text:list-item>
          <text:p text:style-name="P23">Vi kan risikere, at de<text:s/>ansatte medarbejdere i firmaet<text:s/>ikke har den fornødne viden eller erfaring til at færdiggøre produktet.</text:p>
          <text:list text:continue-numbering="true">
            <text:list-item>
              <text:p text:style-name="P24">Løsning: Holde hyppigere<text:s/>møder hvor der bliver talt om, hvordan udviklingen forløber, og om alle har styr på deres ansvarsområde. Hvis et ansvarsområde kommer i problemer, må vi hente andre allerede ansatte udviklere ind fra et andet område eller ansætte nye udviklere, der har de rette kompetencer.</text:p>
            </text:list-item>
          </text:list>
        </text:list-item>
        <text:list-item>
          <text:p text:style-name="P25">Vi kan risikere, at deadlines overskrides. Hermed kan den endelige deadline komme i fare, og firmaet kan blive ramt finansielt.</text:p>
          <text:list text:continue-numbering="true">
            <text:list-item>
              <text:p text:style-name="P26">Løsning: Der skal holdes hyppige møder, hvor der bliver diskuteret, om der er brug for mere arbejdskraft på nogle områder. Hermed burde deadlines kunne overholdes.</text:p>
            </text:list-item>
          </text:list>
        </text:list-item>
      </text:list>
      <text:p text:style-name="P27"/>
      <text:list text:style-name="LFO1" text:continue-numbering="true">
        <text:list-item>
          <text:p text:style-name="P28">Udviklingsprisen kan blive for høj, og det kan ende med, at vi ikke kan tjene penge på produktet.</text:p>
          <text:list text:continue-numbering="true">
            <text:list-item>
              <text:p text:style-name="P29">Løsning: Lave prisestimeringer hele<text:s/>vejen igennem forløbet. Estimeringerne<text:s/>vil blive mere og mere præcise<text:s/>jo længere,<text:s/>vi kommer ind i udviklingsforløbet. Vi må forsøge at gøre produktet mere rentabelt for eksempel ved at sætte nogle billigere komponenter på. Hvis det er umuligt at gøre produktet rentabelt, bliver vi nødt til at stoppe projektet.</text:p>
            </text:list-item>
          </text:list>
        </text:list-item>
        <text:list-item>
          <text:p text:style-name="P30">Vi kan risikere, at noget testudstyr er fejlbehæftet eller defekt. Dermed kan vi ende med at skulle tilbagekalde produkter til fejlrettelse og kalibrering. Dette vil blive økonomisk og tidsmæssigt dyrt.</text:p>
          <text:list text:continue-numbering="true">
            <text:list-item>
              <text:p text:style-name="P31">Løsning: Teste produktet under forskellige forhold, på forskellige måder<text:s/>og med forskelligt testudstyr.</text:p>
            </text:list-item>
          </text:list>
        </text:list-item>
        <text:list-item>
          <text:p text:style-name="P32">Vigtige medarbejdere kan blive ramt af sygdom eller lignende. Hermed kan udviklingen stå stile i længere tidsrum, og deadlines skubbes.</text:p>
          <text:list text:continue-numbering="true">
            <text:list-item>
              <text:p text:style-name="P33">Løsning: I tilfælde af alvorlige og længevarende fravær må vi ansætte nye folk udefra eller midlertidigt tildele opgaven til en anden.<text:s/></text:p>
            </text:list-item>
          </text:list>
        </text:list-item>
      </text:list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a" fo:country="DK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Opstilling" style:display-name="Opstilling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idehoved" style:display-name="Sidehove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hovedTegn" style:display-name="Sidehoved Tegn" style:family="text" style:parent-style-name="Standardskrifttypeiafsnit">
      <style:text-properties style:font-size-complex="10.5pt"/>
    </style:style>
    <style:style style:name="Sidefod" style:display-name="Sidefod" style:family="paragraph" style:parent-style-name="Normal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style:font-size-complex="10.5pt" fo:hyphenate="false"/>
    </style:style>
    <style:style style:name="SidefodTegn" style:display-name="Sidefod Tegn" style:family="text" style:parent-style-name="Standardskrifttypeiafsni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0006in" text:min-label-width="0.1958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idefod" style:family="paragraph">
      <style:paragraph-properties fo:text-align="end"/>
    </style:style>
    <style:style style:name="T3" style:parent-style-name="Standardskrifttypeiafsnit" style:family="text">
      <style:text-properties fo:font-weight="bold" style:font-weight-asian="bold"/>
    </style:style>
    <style:style style:name="T4" style:parent-style-name="Standardskrifttypeiafsnit" style:family="text">
      <style:text-properties fo:font-weight="bold" style:font-weight-asian="bold"/>
    </style:style>
  </office:automatic-styles>
  <office:master-styles>
    <style:master-page style:name="MP0" style:page-layout-name="PL0">
      <style:footer>
        <text:p text:style-name="P2">Side<text:s/><text:span text:style-name="T3"><text:page-number text:fixed="false">1</text:page-number></text:span><text:s/>af<text:s/><text:span text:style-name="T4"><text:page-count>2</text:page-count></text:span></text:p>
        <text:p text:style-name="Sidefo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m Luu Tong</meta:initial-creator>
    <dc:creator>Sam Luu Tong</dc:creator>
    <meta:creation-date>2012-02-21T20:22:00Z</meta:creation-date>
    <dc:date>2012-03-03T20:42:00Z</dc:date>
    <meta:template xlink:href="Normal" xlink:type="simple"/>
    <meta:editing-cycles>1</meta:editing-cycles>
    <meta:editing-duration>PT16980S</meta:editing-duration>
    <meta:document-statistic meta:page-count="2" meta:paragraph-count="5" meta:word-count="401" meta:character-count="2848" meta:row-count="20" meta:non-whitespace-character-count="2452"/>
  </office:meta>
</office:document-meta>
</file>